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78d1" officeooo:paragraph-rsid="001178d1"/>
    </style:style>
    <style:style style:name="P2" style:family="paragraph" style:parent-style-name="Standard">
      <style:text-properties officeooo:rsid="00126fc2" officeooo:paragraph-rsid="00126fc2"/>
    </style:style>
    <style:style style:name="P3" style:family="paragraph" style:parent-style-name="Standard">
      <style:text-properties officeooo:rsid="0013e1e2" officeooo:paragraph-rsid="0013e1e2"/>
    </style:style>
    <style:style style:name="T1" style:family="text">
      <style:text-properties officeooo:rsid="001547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“”- Lmeds -“”</text:p>
      <text:p text:style-name="Standard">Processing Statistics:</text:p>
      <text:p text:style-name="Standard">Total frames processed: 142</text:p>
      <text:p text:style-name="Standard">Total execution time: 28.44 seconds</text:p>
      <text:p text:style-name="Standard">Average FPS: 4.99</text:p>
      <text:p text:style-name="Standard">Mosaic saved at /home/robotics/Testing/mosaic_output_bf_matcher.jpg</text:p>
      <text:p text:style-name="Standard"/>
      <text:p text:style-name="Standard">Performance Statistics:</text:p>
      <text:p text:style-name="Standard">--------------------------------------------------------------------------------</text:p>
      <text:p text:style-name="Standard">Operation <text:s text:c="17"/>Mean (ms) <text:s text:c="2"/>Std (ms) <text:s text:c="2"/>Min (ms) <text:s text:c="2"/>Max (ms) <text:s/>Total (s) <text:s text:c="3"/>Calls</text:p>
      <text:p text:style-name="Standard">--------------------------------------------------------------------------------</text:p>
      <text:p text:style-name="Standard">init_detector <text:s text:c="18"/>0.05 <text:s text:c="6"/>0.00 <text:s text:c="6"/>0.05 <text:s text:c="6"/>0.05 <text:s text:c="6"/>0.00 <text:s text:c="7"/>1</text:p>
      <text:p text:style-name="Standard">cylindrical_projection <text:s text:c="8"/>27.83 <text:s text:c="6"/>4.83 <text:s text:c="5"/>22.46 <text:s text:c="5"/>55.63 <text:s text:c="6"/>3.98 <text:s text:c="5"/>143</text:p>
      <text:p text:style-name="Standard">first_frame_processing <text:s text:c="8"/>33.36 <text:s text:c="6"/>0.00 <text:s text:c="5"/>33.36 <text:s text:c="5"/>33.36 <text:s text:c="6"/>0.03 <text:s text:c="7"/>1</text:p>
      <text:p text:style-name="Standard">initial_feature_detection <text:s text:c="5"/>57.41 <text:s text:c="6"/>0.00 <text:s text:c="5"/>57.41 <text:s text:c="5"/>57.41 <text:s text:c="6"/>0.06 <text:s text:c="7"/>1</text:p>
      <text:p text:style-name="Standard">frame_projection <text:s text:c="14"/>27.84 <text:s text:c="6"/>4.85 <text:s text:c="5"/>22.48 <text:s text:c="5"/>55.66 <text:s text:c="6"/>3.95 <text:s text:c="5"/>142</text:p>
      <text:p text:style-name="Standard">preprocessing <text:s text:c="18"/>0.29 <text:s text:c="6"/>0.29 <text:s text:c="6"/>0.15 <text:s text:c="6"/>1.23 <text:s text:c="6"/>0.04 <text:s text:c="5"/>142</text:p>
      <text:p text:style-name="Standard">feature_detection <text:s text:c="13"/>56.78 <text:s text:c="6"/>9.50 <text:s text:c="5"/>46.34 <text:s text:c="4"/>102.27 <text:s text:c="6"/>8.06 <text:s text:c="5"/>142</text:p>
      <text:p text:style-name="Standard">matcher_initialization <text:s text:c="9"/>0.02 <text:s text:c="6"/>0.00 <text:s text:c="6"/>0.01 <text:s text:c="6"/>0.03 <text:s text:c="6"/>0.00 <text:s text:c="5"/>142</text:p>
      <text:p text:style-name="Standard">feature_matching <text:s text:c="15"/>2.10 <text:s text:c="6"/>1.75 <text:s text:c="6"/>0.10 <text:s text:c="6"/>8.51 <text:s text:c="6"/>0.30 <text:s text:c="5"/>142</text:p>
      <text:p text:style-name="Standard">visualization <text:s text:c="18"/>8.42 <text:s text:c="6"/>2.63 <text:s text:c="6"/>3.89 <text:s text:c="5"/>19.05 <text:s text:c="6"/>1.20 <text:s text:c="5"/>142</text:p>
      <text:p text:style-name="Standard">transform_estimation <text:s text:c="11"/>0.49 <text:s text:c="6"/>0.20 <text:s text:c="6"/>0.16 <text:s text:c="6"/>1.51 <text:s text:c="6"/>0.07 <text:s text:c="5"/>142</text:p>
      <text:p text:style-name="Standard">panorama_update <text:s text:c="15"/>66.37 <text:s text:c="5"/>55.77 <text:s text:c="6"/>3.69 <text:s text:c="4"/>233.90 <text:s text:c="6"/>9.42 <text:s text:c="5"/>142</text:p>
      <text:p text:style-name="Standard"/>
      <text:p text:style-name="P1"><text:span text:style-name="T1">BF SIFT </text:span>Ransac <text:span text:style-name="T1">at 50%</text:span></text:p>
      <text:p text:style-name="P1"/>
      <text:p text:style-name="Standard">Processing Statistics:</text:p>
      <text:p text:style-name="Standard">Total frames processed: 142</text:p>
      <text:p text:style-name="Standard">Total execution time: 29.15 seconds</text:p>
      <text:p text:style-name="Standard">Average FPS: 4.87</text:p>
      <text:p text:style-name="Standard">Mosaic saved at /home/robotics/Testing/mosaic_output_bf_matcher.jpg</text:p>
      <text:p text:style-name="Standard"/>
      <text:p text:style-name="Standard">Performance Statistics:</text:p>
      <text:p text:style-name="Standard">--------------------------------------------------------------------------------</text:p>
      <text:p text:style-name="Standard">Operation <text:s text:c="17"/>Mean (ms) <text:s text:c="2"/>Std (ms) <text:s text:c="2"/>Min (ms) <text:s text:c="2"/>Max (ms) <text:s/>Total (s) <text:s text:c="3"/>Calls</text:p>
      <text:p text:style-name="Standard">--------------------------------------------------------------------------------</text:p>
      <text:p text:style-name="Standard">init_detector <text:s text:c="18"/>0.06 <text:s text:c="6"/>0.00 <text:s text:c="6"/>0.06 <text:s text:c="6"/>0.06 <text:s text:c="6"/>0.00 <text:s text:c="7"/>1</text:p>
      <text:p text:style-name="Standard">cylindrical_projection <text:s text:c="8"/>29.14 <text:s text:c="6"/>6.04 <text:s text:c="5"/>22.53 <text:s text:c="5"/>69.99 <text:s text:c="6"/>4.17 <text:s text:c="5"/>143</text:p>
      <text:p text:style-name="Standard">first_frame_processing <text:s text:c="8"/>35.47 <text:s text:c="6"/>0.00 <text:s text:c="5"/>35.47 <text:s text:c="5"/>35.47 <text:s text:c="6"/>0.04 <text:s text:c="7"/>1</text:p>
      <text:p text:style-name="Standard">initial_feature_detection <text:s text:c="5"/>56.71 <text:s text:c="6"/>0.00 <text:s text:c="5"/>56.71 <text:s text:c="5"/>56.71 <text:s text:c="6"/>0.06 <text:s text:c="7"/>1</text:p>
      <text:p text:style-name="Standard">frame_projection <text:s text:c="14"/>29.14 <text:s text:c="6"/>6.05 <text:s text:c="5"/>22.55 <text:s text:c="5"/>70.02 <text:s text:c="6"/>4.14 <text:s text:c="5"/>142</text:p>
      <text:p text:style-name="Standard">preprocessing <text:s text:c="18"/>0.32 <text:s text:c="6"/>0.37 <text:s text:c="6"/>0.13 <text:s text:c="6"/>2.66 <text:s text:c="6"/>0.05 <text:s text:c="5"/>142</text:p>
      <text:p text:style-name="Standard">feature_detection <text:s text:c="13"/>60.40 <text:s text:c="5"/>15.78 <text:s text:c="5"/>42.58 <text:s text:c="4"/>110.84 <text:s text:c="6"/>8.58 <text:s text:c="5"/>142</text:p>
      <text:p text:style-name="Standard">matcher_initialization <text:s text:c="9"/>0.03 <text:s text:c="6"/>0.14 <text:s text:c="6"/>0.01 <text:s text:c="6"/>1.70 <text:s text:c="6"/>0.00 <text:s text:c="5"/>142</text:p>
      <text:p text:style-name="Standard">feature_matching <text:s text:c="15"/>2.79 <text:s text:c="6"/>3.48 <text:s text:c="6"/>0.09 <text:s text:c="5"/>27.30 <text:s text:c="6"/>0.40 <text:s text:c="5"/>142</text:p>
      <text:p text:style-name="Standard">visualization <text:s text:c="18"/>8.90 <text:s text:c="6"/>3.51 <text:s text:c="6"/>4.45 <text:s text:c="5"/>19.96 <text:s text:c="6"/>1.26 <text:s text:c="5"/>142</text:p>
      <text:p text:style-name="Standard">transform_estimation <text:s text:c="11"/>0.48 <text:s text:c="6"/>0.24 <text:s text:c="6"/>0.19 <text:s text:c="6"/>1.53 <text:s text:c="6"/>0.07 <text:s text:c="5"/>142</text:p>
      <text:p text:style-name="Standard">panorama_update <text:s text:c="15"/>64.41 <text:s text:c="5"/>46.24 <text:s text:c="6"/>3.77 <text:s text:c="4"/>225.83 <text:s text:c="6"/>9.15 <text:s text:c="5"/>142</text:p>
      <text:p text:style-name="Standard"/>
      <text:p text:style-name="Standard"/>
      <text:p text:style-name="Standard"/>
      <text:p text:style-name="Standard"/>
      <text:p text:style-name="P2"><text:soft-page-break/><text:span text:style-name="T1">BF SIFT </text:span>Ransac at 25% </text:p>
      <text:p text:style-name="P2"/>
      <text:p text:style-name="Standard">Processing Statistics:</text:p>
      <text:p text:style-name="Standard">Total frames processed: 142</text:p>
      <text:p text:style-name="Standard">Total execution time: 13.92 seconds</text:p>
      <text:p text:style-name="Standard">Average FPS: 10.20</text:p>
      <text:p text:style-name="Standard">Mosaic saved at /home/robotics/Testing/mosaic_output_bf_matcher.jpg</text:p>
      <text:p text:style-name="Standard"/>
      <text:p text:style-name="Standard">Performance Statistics:</text:p>
      <text:p text:style-name="Standard">--------------------------------------------------------------------------------</text:p>
      <text:p text:style-name="Standard">Operation <text:s text:c="17"/>Mean (ms) <text:s text:c="2"/>Std (ms) <text:s text:c="2"/>Min (ms) <text:s text:c="2"/>Max (ms) <text:s/>Total (s) <text:s text:c="3"/>Calls</text:p>
      <text:p text:style-name="Standard">--------------------------------------------------------------------------------</text:p>
      <text:p text:style-name="Standard">init_detector <text:s text:c="18"/>0.05 <text:s text:c="6"/>0.00 <text:s text:c="6"/>0.05 <text:s text:c="6"/>0.05 <text:s text:c="6"/>0.00 <text:s text:c="7"/>1</text:p>
      <text:p text:style-name="Standard">cylindrical_projection <text:s text:c="9"/>8.15 <text:s text:c="6"/>1.55 <text:s text:c="6"/>5.72 <text:s text:c="5"/>14.47 <text:s text:c="6"/>1.17 <text:s text:c="5"/>143</text:p>
      <text:p text:style-name="Standard">first_frame_processing <text:s text:c="9"/>9.32 <text:s text:c="6"/>0.00 <text:s text:c="6"/>9.32 <text:s text:c="6"/>9.32 <text:s text:c="6"/>0.01 <text:s text:c="7"/>1</text:p>
      <text:p text:style-name="Standard">initial_feature_detection <text:s text:c="5"/>23.83 <text:s text:c="6"/>0.00 <text:s text:c="5"/>23.83 <text:s text:c="5"/>23.83 <text:s text:c="6"/>0.02 <text:s text:c="7"/>1</text:p>
      <text:p text:style-name="Standard">frame_projection <text:s text:c="15"/>8.16 <text:s text:c="6"/>1.56 <text:s text:c="6"/>5.74 <text:s text:c="5"/>14.49 <text:s text:c="6"/>1.16 <text:s text:c="5"/>142</text:p>
      <text:p text:style-name="Standard">preprocessing <text:s text:c="18"/>0.08 <text:s text:c="6"/>0.01 <text:s text:c="6"/>0.06 <text:s text:c="6"/>0.14 <text:s text:c="6"/>0.01 <text:s text:c="5"/>142</text:p>
      <text:p text:style-name="Standard">feature_detection <text:s text:c="13"/>18.83 <text:s text:c="6"/>4.72 <text:s text:c="5"/>11.77 <text:s text:c="5"/>39.38 <text:s text:c="6"/>2.67 <text:s text:c="5"/>142</text:p>
      <text:p text:style-name="Standard">matcher_initialization <text:s text:c="9"/>0.02 <text:s text:c="6"/>0.00 <text:s text:c="6"/>0.02 <text:s text:c="6"/>0.03 <text:s text:c="6"/>0.00 <text:s text:c="5"/>142</text:p>
      <text:p text:style-name="Standard">feature_matching <text:s text:c="15"/>0.76 <text:s text:c="6"/>0.71 <text:s text:c="6"/>0.08 <text:s text:c="6"/>4.47 <text:s text:c="6"/>0.11 <text:s text:c="5"/>142</text:p>
      <text:p text:style-name="Standard">visualization <text:s text:c="18"/>4.94 <text:s text:c="6"/>1.19 <text:s text:c="6"/>3.21 <text:s text:c="6"/>9.23 <text:s text:c="6"/>0.70 <text:s text:c="5"/>142</text:p>
      <text:p text:style-name="Standard">transform_estimation <text:s text:c="11"/>0.36 <text:s text:c="6"/>0.11 <text:s text:c="6"/>0.16 <text:s text:c="6"/>0.61 <text:s text:c="6"/>0.05 <text:s text:c="5"/>142</text:p>
      <text:p text:style-name="Standard">panorama_update <text:s text:c="15"/>16.71 <text:s text:c="5"/>10.57 <text:s text:c="6"/>1.95 <text:s text:c="5"/>40.66 <text:s text:c="6"/>2.37 <text:s text:c="5"/>14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FLANN – SIFT - <text:s/>RANSAC – <text:s/><text:span text:style-name="T1">at </text:span>25% </text:p>
      <text:p text:style-name="P3"/>
      <text:p text:style-name="P3">Processing Statistics:</text:p>
      <text:p text:style-name="P3">Total frames processed: 142</text:p>
      <text:p text:style-name="P3">Total execution time: 12.75 seconds</text:p>
      <text:p text:style-name="P3">Average FPS: 11.14</text:p>
      <text:p text:style-name="P3">Mosaic saved at /home/robotics/Testing/mosaic_output_flann.jpg</text:p>
      <text:p text:style-name="P3"/>
      <text:p text:style-name="P3">Performance Statistics:</text:p>
      <text:p text:style-name="P3">--------------------------------------------------------------------------------</text:p>
      <text:p text:style-name="P3">Operation <text:s text:c="17"/>Mean (ms) <text:s text:c="2"/>Std (ms) <text:s text:c="2"/>Min (ms) <text:s text:c="2"/>Max (ms) <text:s/>Total (s) <text:s text:c="3"/>Calls</text:p>
      <text:p text:style-name="P3">--------------------------------------------------------------------------------</text:p>
      <text:p text:style-name="P3">init_detector <text:s text:c="18"/>0.09 <text:s text:c="6"/>0.00 <text:s text:c="6"/>0.09 <text:s text:c="6"/>0.09 <text:s text:c="6"/>0.00 <text:s text:c="7"/>1</text:p>
      <text:p text:style-name="P3">first_frame_projection <text:s text:c="9"/>8.00 <text:s text:c="6"/>0.00 <text:s text:c="6"/>8.00 <text:s text:c="6"/>8.00 <text:s text:c="6"/>0.01 <text:s text:c="7"/>1</text:p>
      <text:p text:style-name="P3">initial_feature_detection <text:s text:c="5"/>12.39 <text:s text:c="6"/>0.00 <text:s text:c="5"/>12.39 <text:s text:c="5"/>12.39 <text:s text:c="6"/>0.01 <text:s text:c="7"/>1</text:p>
      <text:p text:style-name="P3">frame_projection <text:s text:c="15"/>7.44 <text:s text:c="6"/>1.19 <text:s text:c="6"/>5.91 <text:s text:c="5"/>10.76 <text:s text:c="6"/>1.06 <text:s text:c="5"/>142</text:p>
      <text:p text:style-name="P3">preprocessing <text:s text:c="18"/>0.07 <text:s text:c="6"/>0.01 <text:s text:c="6"/>0.06 <text:s text:c="6"/>0.14 <text:s text:c="6"/>0.01 <text:s text:c="5"/>142</text:p>
      <text:p text:style-name="P3">feature_detection <text:s text:c="14"/>9.76 <text:s text:c="6"/>3.67 <text:s text:c="6"/>7.26 <text:s text:c="5"/>49.50 <text:s text:c="6"/>1.39 <text:s text:c="5"/>142</text:p>
      <text:p text:style-name="P3">feature_matching <text:s text:c="15"/>9.18 <text:s text:c="6"/>5.28 <text:s text:c="6"/>1.96 <text:s text:c="5"/>19.23 <text:s text:c="6"/>1.30 <text:s text:c="5"/>142</text:p>
      <text:p text:style-name="P3">visualization <text:s text:c="18"/>4.99 <text:s text:c="6"/>1.19 <text:s text:c="6"/>3.30 <text:s text:c="6"/>8.84 <text:s text:c="6"/>0.71 <text:s text:c="5"/>142</text:p>
      <text:p text:style-name="P3"><text:soft-page-break/>transform_estimation <text:s text:c="11"/>0.57 <text:s text:c="6"/>0.31 <text:s text:c="6"/>0.21 <text:s text:c="6"/>1.66 <text:s text:c="6"/>0.08 <text:s text:c="5"/>142</text:p>
      <text:p text:style-name="P3">panorama_update <text:s text:c="15"/>14.85 <text:s text:c="5"/>10.26 <text:s text:c="6"/>2.08 <text:s text:c="5"/>38.47 <text:s text:c="6"/>2.11 <text:s text:c="5"/>142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7T17:03:21.495765997</meta:creation-date>
    <dc:date>2024-11-17T19:22:07.331656464</dc:date>
    <meta:editing-duration>PT1H47M45S</meta:editing-duration>
    <meta:editing-cycles>1</meta:editing-cycles>
    <meta:document-statistic meta:table-count="0" meta:image-count="0" meta:object-count="0" meta:page-count="3" meta:paragraph-count="86" meta:word-count="477" meta:character-count="5940" meta:non-whitespace-character-count="3527"/>
    <meta:generator>LibreOffice/6.4.7.2$Linux_X86_64 LibreOffice_project/40$Build-2</meta:generator>
  </office:meta>
</office:document-meta>
</file>